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a0a0a" loext:opacity="100%" fo:letter-spacing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P4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  <style:text-properties fo:color="#0a0a0a" loext:opacity="100%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a0a0a" loext:opacity="100%" fo:letter-spacing="normal"/>
    </style:style>
    <style:style style:name="T4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5" style:family="text">
      <style:text-properties fo:font-variant="normal" fo:text-transform="none" style:font-name="Google Sans" fo:font-size="12pt" fo:letter-spacing="normal" fo:font-style="normal" fo:font-weight="bold"/>
    </style:style>
    <style:style style:name="T6" style:family="text">
      <style:text-properties fo:font-variant="normal" fo:text-transform="none" style:font-name="Google Sans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 </text:span><text:bookmark text:name="NrwXaazQK--vp84P8Z_NgAo_1"/><text:a xlink:type="simple" xlink:href="https://www.google.com/viewer/place?mid=/m/05fjy&amp;sa=X&amp;ved=2ahUKEwisw6fd5vKQAxXv18kDHfFPE6AQqdYPegYIAQgCEAI" text:style-name="Internet_20_link" text:visited-style-name="Visited_20_Internet_20_Link"><text:span text:style-name="T2">New Mexico</text:span></text:a><text:span text:style-name="T1">, students who are below grade level are still able to earn a high school diploma, as </text:span><text:span text:style-name="Strong_20_Emphasis"><text:span text:style-name="T1">there is no state-mandated minimum scale score on standardized tests required for graduation</text:span></text:span><text:span text:style-name="T1">. Instead, students must meet both coursework and competency requirements through a variety of options.</text:span><text:span text:style-name="T3"> </text:span></text:p>
      <text:p text:style-name="P2"/>
      <text:p text:style-name="P3">Demonstration of Competency Options</text:p>
      <text:p text:style-name="P4"><text:span text:style-name="T1">The key flexibility lies in how students demonstrate this competency. New Mexico law (specifically House Bill 171 for recent and future cohorts) allows for a </text:span><text:span text:style-name="Strong_20_Emphasis"><text:span text:style-name="T4">menu of options</text:span></text:span><text:span text:style-name="T1"> that local school districts can offer, moving away from a single standardized test requirement.</text:span></text:p>
      <text:p text:style-name="P3">Key changes to graduation requirements</text:p>
      <text:list text:style-name="L1">
        <text:list-item>
          <text:p text:style-name="P5"><text:span text:style-name="Strong_20_Emphasis"><text:span text:style-name="T5">Competency demonstration removed:</text:span></text:span><text:span text:style-name="T6"> The requirement for students to demonstrate competency in five core subject areas (math, reading/language arts, writing, social studies, and science) is eliminated.</text:span></text:p>
        </text:list-item>
        <text:list-item>
          <text:p text:style-name="P5"><text:span text:style-name="Strong_20_Emphasis"><text:span text:style-name="T5">Graduation based on coursework:</text:span></text:span><text:span text:style-name="T6"> Students will now earn a diploma based on completing the required coursework and earning 24 credits, with the flexibility to choose classes aligned with their interests.</text:span></text:p>
        </text:list-item>
        <text:list-item>
          <text:p text:style-name="P5"><text:span text:style-name="Strong_20_Emphasis"><text:span text:style-name="T5">Graduate profile requirement:</text:span></text:span><text:span text:style-name="T6"> Each school district and charter school must create a unique graduate profile and ensure student next-step plans align with it.</text:span></text:p>
        </text:list-item>
        <text:list-item>
          <text:p text:style-name="P5"><text:span text:style-name="Strong_20_Emphasis"><text:span text:style-name="T5">Local control:</text:span></text:span><text:span text:style-name="T6"> Districts can still require local demonstrations of competency, such as portfolios or capstones, even though the state requirement is gone.</text:span></text:p>
        </text:list-item>
        <text:list-item>
          <text:p text:style-name="P5"><text:span text:style-name="Strong_20_Emphasis"><text:span text:style-name="T5">State assessments remain:</text:span></text:span><text:span text:style-name="T6"> Students must still participate in state-mandated Every Student Succeeds Act (ESSA) assessments, but these are no longer tied to the "competency demonstration" for graduation. 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6:25:07.881782120</meta:creation-date>
    <dc:date>2025-11-14T17:05:24.504126730</dc:date>
    <meta:editing-duration>PT16M21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1" meta:paragraph-count="9" meta:word-count="229" meta:character-count="1554" meta:non-whitespace-character-count="1337"/>
  </office:meta>
</office:document-meta>
</file>